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Anschlus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'+4‘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3</text:p>
          </table:table-cell>
          <table:table-cell office:value-type="string" calcext:value-type="string">
            <text:p>SW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'+7‘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'+8‘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10</text:p>
          </table:table-cell>
        </table:table-row>
      </table:table>
      <table:table table:name="LMR64204" table:style-name="ta1"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table:formula="of:=[.E13]*([.E11]/1.23-1)" office:value-type="float" office:value="127269.105691057" calcext:value-type="float">
            <text:p>127269,105691057</text:p>
          </table:table-cell>
          <table:table-cell table:formula="of:=[.E12]/1000" office:value-type="float" office:value="127.269105691057" calcext:value-type="float">
            <text:p>127,2691056910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13300" calcext:value-type="float">
            <text:p>13300</text:p>
          </table:table-cell>
          <table:table-cell table:formula="of:=[.E13]/1000" office:value-type="float" office:value="13.3" calcext:value-type="float">
            <text:p>13,3</text:p>
          </table:table-cell>
        </table:table-row>
      </table:table>
      <table:table table:name="LED Widerstand" table:style-name="ta1">
        <table:table-column table:style-name="co1" table:number-columns-repeated="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 calcext:value-type="string">
            <text:p>AP2012YD</text:p>
          </table:table-cell>
          <table:table-cell office:value-type="string" calcext:value-type="string">
            <text:p>AP2012HD</text:p>
          </table:table-cell>
          <table:table-cell office:value-type="string" calcext:value-type="string">
            <text:p>AP2012SGD</text:p>
          </table:table-cell>
        </table:table-row>
        <table:table-row table:style-name="ro1">
          <table:table-cell office:value-type="string" calcext:value-type="string">
            <text:p>V supply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 forward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I forward [mA]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([.B11]-[.B12])/([.B13]/1000)" office:value-type="float" office:value="240" calcext:value-type="float">
            <text:p>240</text:p>
          </table:table-cell>
          <table:table-cell table:formula="of:=([.C11]-[.C12])/([.C13]/1000)" office:value-type="float" office:value="600" calcext:value-type="float">
            <text:p>600</text:p>
          </table:table-cell>
          <table:table-cell table:formula="of:=([.D11]-[.D12])/([.D13]/1000)" office:value-type="float" office:value="560" calcext:value-type="float">
            <text:p>560</text:p>
          </table:table-cell>
        </table:table-row>
      </table:table>
      <table:table table:name="OLED_Ire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GND [ Volt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rent u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 Iref [kOhm]</text:p>
          </table:table-cell>
          <table:table-cell table:formula="of:=(([.D6]-[.D7])/([.D8]))*1000" office:value-type="float" office:value="1030" calcext:value-type="float">
            <text:p>1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23:42:54.6474635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7:17:53.260789865</meta:creation-date>
    <dc:date>2020-08-07T18:13:07.089551755</dc:date>
    <meta:editing-duration>P2DT3H21M31S</meta:editing-duration>
    <meta:editing-cycles>4</meta:editing-cycles>
    <meta:generator>LibreOffice/6.3.5.2$Linux_X86_64 LibreOffice_project/30$Build-2</meta:generator>
    <meta:document-statistic meta:table-count="4" meta:cell-count="90" meta:object-count="0"/>
  </office:meta>
</office:document-meta>
</file>